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6.6931in" table:align="margins"/>
    </style:style>
    <style:style style:name="BudgetActor.A" style:family="table-column">
      <style:table-column-properties style:column-width="1.7014in" style:rel-column-width="16659*"/>
    </style:style>
    <style:style style:name="BudgetActor.B" style:family="table-column">
      <style:table-column-properties style:column-width="4.9917in" style:rel-column-width="48876*"/>
    </style:style>
    <style:style style:name="Table1" style:family="table">
      <style:table-properties style:width="6.6771in" table:align="left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0938in"/>
    </style:style>
    <style:style style:name="Table1.C" style:family="table-column">
      <style:table-column-properties style:column-width="2.4167in"/>
    </style:style>
    <style:style style:name="Table1.1" style:family="table-row">
      <style:table-row-properties style:min-row-height="0.2083in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0.4688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style style:name="P3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padding="0in" fo:border="non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tracked-changes text:track-changes="false">
        <text:changed-region xml:id="ct187842800" text:id="ct187842800">
          <text:insertion>
            <office:change-info>
              <dc:creator>Luc Saffre</dc:creator>
              <dc:date>2013-05-02T22:11:00</dc:date>
            </office:change-info>
          </text:insertion>
        </text:changed-region>
        <text:changed-region xml:id="ct186784584" text:id="ct186784584">
          <text:insertion>
            <office:change-info>
              <dc:creator>Luc Saffre</dc:creator>
              <dc:date>2013-05-02T22:10:00</dc:date>
            </office:change-info>
          </text:insertion>
        </text:changed-region>
        <text:changed-region xml:id="ct186725304" text:id="ct186725304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85726240" text:id="ct185726240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86725696" text:id="ct186725696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87023344" text:id="ct187023344">
          <text:insertion>
            <office:change-info>
              <dc:creator>Luc Saffre</dc:creator>
              <dc:date>2013-08-02T15:02:00</dc:date>
            </office:change-info>
          </text:insertion>
        </text:changed-region>
        <text:changed-region xml:id="ct186161696" text:id="ct186161696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76119576" text:id="ct176119576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72986176" text:id="ct172986176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86724624" text:id="ct186724624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86725792" text:id="ct18672579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86725888" text:id="ct18672588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87342008" text:id="ct187342008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74819096" text:id="ct17481909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76119072" text:id="ct176119072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87009936" text:id="ct18700993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86725496" text:id="ct18672549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86725592" text:id="ct18672559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7059304" text:id="ct17705930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4831672" text:id="ct17483167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4832168" text:id="ct17483216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2986448" text:id="ct17298644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86162744" text:id="ct186162744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87010216" text:id="ct187010216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74830944" text:id="ct17483094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76118440" text:id="ct176118440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86369480" text:id="ct186369480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87159744" text:id="ct187159744">
          <text:insertion>
            <office:change-info>
              <dc:creator>Luc Saffre</dc:creator>
              <dc:date>2013-03-28T15:14:00</dc:date>
            </office:change-info>
          </text:insertion>
        </text:changed-region>
        <text:changed-region xml:id="ct181926280" text:id="ct181926280">
          <text:insertion>
            <office:change-info>
              <dc:creator>Luc Saffre</dc:creator>
              <dc:date>2013-03-28T15:14:00</dc:date>
            </office:change-info>
          </text:insertion>
        </text:changed-region>
        <text:changed-region xml:id="ct187183952" text:id="ct187183952">
          <text:insertion>
            <office:change-info>
              <dc:creator>Luc Saffre</dc:creator>
              <dc:date>2013-05-06T21:26:00</dc:date>
            </office:change-info>
          </text:insertion>
        </text:changed-region>
        <text:changed-region xml:id="ct187160488" text:id="ct187160488">
          <text:insertion>
            <office:change-info>
              <dc:creator>Luc Saffre</dc:creator>
              <dc:date>2013-03-28T15:15:00</dc:date>
            </office:change-info>
          </text:insertion>
        </text:changed-region>
        <text:changed-region xml:id="ct187688168" text:id="ct187688168">
          <text:insertion>
            <office:change-info>
              <dc:creator>Luc Saffre</dc:creator>
              <dc:date>2013-05-02T22:12:00</dc:date>
            </office:change-info>
          </text:insertion>
        </text:changed-region>
        <text:changed-region xml:id="ct187688808" text:id="ct187688808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87075016" text:id="ct187075016">
          <text:insertion>
            <office:change-info>
              <dc:creator>Luc Saffre</dc:creator>
              <dc:date>2013-05-02T22:12:00</dc:date>
            </office:change-info>
          </text:insertion>
        </text:changed-region>
        <text:changed-region xml:id="ct187689032" text:id="ct187689032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86162576" text:id="ct186162576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change-start text:change-id="ct187842800"/>_('Situation financière')<text:change-end text:change-id="ct187842800"/></text:h>
      <text:h text:style-name="Heading_20_2" text:outline-level="2"><text:change-start text:change-id="ct186784584"/>_('Renseignements généraux')<text:change-end text:change-id="ct186784584"/>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86725304"/>actor.header<text:change-end text:change-id="ct186725304"/><office:annotation><dc:creator>Luc Saffre</dc:creator><dc:date>2012-06-06T11:00:52</dc:date><text:p text:style-name="P8"><text:span text:style-name="T2">do table for actor in self.get_actors()</text:span></text:p></office:annotation></text:p>
          </table:table-cell>
          <table:table-cell office:value-type="string">
            <text:p text:style-name="Table_20_Contents"><text:change-start text:change-id="ct185726240"/>actor.person<text:change-end text:change-id="ct185726240"/><office:annotation><dc:creator>Luc Saffre</dc:creator><dc:date>2012-06-06T11:03:55</dc:date><text:p text:style-name="P8"><text:span text:style-name="T2">do text if actor.person</text:span></text:p></office:annotation><text:line-break/><text:change-start text:change-id="ct186725696"/>actor.person.address_location(', ')<text:change-end text:change-id="ct186725696"/></text:p>
            <text:p text:style-name="Text_20_body"><text:change-start text:change-id="ct187023344"/><office:annotation><dc:creator>Luc Saffre</dc:creator><dc:date>2012-06-06T11:04:42</dc:date><text:p text:style-name="P8"><text:span text:style-name="T2">do text if actor.household</text:span></text:p></office:annotation>actor.household.get_address(', ')<text:change-end text:change-id="ct187023344"/> (<text:change-start text:change-id="ct186161696"/>actor.household.type<text:change-end text:change-id="ct186161696"/>)</text:p>
            <text:p text:style-name="Text_20_body">Kontakt: <text:change-start text:change-id="ct176119576"/>actor.partner.gsm<text:change-end text:change-id="ct176119576"/>, <text:change-start text:change-id="ct172986176"/>actor.partner.email<text:change-end text:change-id="ct172986176"/></text:p>
            <text:p text:style-name="Text_20_body"><text:change-start text:change-id="ct186724624"/>actor.remark<text:change-end text:change-id="ct186724624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change-start text:change-id="ct186725792"/>self.actor2.header<text:change-end text:change-id="ct186725792"/></text:p>
          </table:table-cell>
          <table:table-cell table:style-name="Table1.A1" office:value-type="string">
            <text:p text:style-name="P5"><text:change-start text:change-id="ct186725888"/>self.actor3.header<text:change-end text:change-id="ct186725888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</dc:date><text:p text:style-name="P8"><text:span text:style-name="T2">do table if False</text:span></text:p></office:annotation></text:p>
          </table:table-cell>
          <table:table-cell table:style-name="Table1.A1" office:value-type="string">
            <text:p text:style-name="P5"><text:change-start text:change-id="ct187342008"/>self.actor2.person<text:change-end text:change-id="ct187342008"/></text:p>
          </table:table-cell>
          <table:table-cell table:style-name="Table1.A1" office:value-type="string">
            <text:p text:style-name="P5"><text:change-start text:change-id="ct174819096"/>self.actor3.person<text:change-end text:change-id="ct174819096"/></text:p>
          </table:table-cell>
        </table:table-row>
        <table:table-row table:style-name="Table1.3">
          <table:table-cell table:style-name="Table1.A1" office:value-type="string">
            <text:p text:style-name="P5">Adresse</text:p>
          </table:table-cell>
          <table:table-cell table:style-name="Table1.A1" office:value-type="string">
            <text:p text:style-name="P5"><text:change-start text:change-id="ct176119072"/>self.actor2.partner.address_location(', ')<text:change-end text:change-id="ct176119072"/></text:p>
          </table:table-cell>
          <table:table-cell table:style-name="Table1.A1" office:value-type="string">
            <text:p text:style-name="P5"><text:change-start text:change-id="ct187009936"/>self.actor3.partner.address_location(', ')<text:change-end text:change-id="ct187009936"/></text:p>
          </table:table-cell>
        </table:table-row>
        <table:table-row table:style-name="Table1.1">
          <table:table-cell table:style-name="Table1.A1" office:value-type="string">
            <text:p text:style-name="P5">Telefon</text:p>
          </table:table-cell>
          <table:table-cell table:style-name="Table1.A1" office:value-type="string">
            <text:p text:style-name="P5"><text:change-start text:change-id="ct186725496"/>self.actor2.partner.phone<text:change-end text:change-id="ct186725496"/></text:p>
          </table:table-cell>
          <table:table-cell table:style-name="Table1.A1" office:value-type="string">
            <text:p text:style-name="Table_20_Contents"><text:change-start text:change-id="ct186725592"/>self.actor3.partner.phone<text:change-end text:change-id="ct186725592"/></text:p>
          </table:table-cell>
        </table:table-row>
        <table:table-row table:style-name="Table1.1">
          <table:table-cell table:style-name="Table1.A1" office:value-type="string">
            <text:p text:style-name="P5">e-mail</text:p>
          </table:table-cell>
          <table:table-cell table:style-name="Table1.A1" office:value-type="string">
            <text:p text:style-name="P5"><text:change-start text:change-id="ct177059304"/>self.actor2.partner.email<text:change-end text:change-id="ct177059304"/></text:p>
          </table:table-cell>
          <table:table-cell table:style-name="Table1.A1" office:value-type="string">
            <text:p text:style-name="P5"><text:change-start text:change-id="ct174831672"/>self.actor3.partner.email<text:change-end text:change-id="ct174831672"/></text:p>
          </table:table-cell>
        </table:table-row>
        <table:table-row table:style-name="Table1.1">
          <table:table-cell table:style-name="Table1.A1" office:value-type="string">
            <text:p text:style-name="P5">Geburtsdatum</text:p>
          </table:table-cell>
          <table:table-cell table:style-name="Table1.A1" office:value-type="string">
            <text:p text:style-name="P5"><text:change-start text:change-id="ct174832168"/>dtos(self.actor2.person.birth_date)<text:change-end text:change-id="ct174832168"/></text:p>
          </table:table-cell>
          <table:table-cell table:style-name="Table1.A1" office:value-type="string">
            <text:p text:style-name="Table_20_Contents"><text:change-start text:change-id="ct172986448"/>dtos(self.actor3.person.birth_date)<text:change-end text:change-id="ct172986448"/></text:p>
          </table:table-cell>
        </table:table-row>
        <table:table-row table:style-name="Table1.1">
          <table:table-cell table:style-name="Table1.A1" office:value-type="string">
            <text:p text:style-name="P5">Berufliche Lage</text:p>
          </table:table-cell>
          <table:table-cell table:style-name="Table1.A1" office:value-type="string">
            <text:p text:style-name="P5"><text:change-start text:change-id="ct186162744"/>self.actor2.remark<text:change-end text:change-id="ct186162744"/></text:p>
          </table:table-cell>
          <table:table-cell table:style-name="Table1.A1" office:value-type="string">
            <text:p text:style-name="P5"><text:change-start text:change-id="ct187010216"/>self.actor3.remark<text:change-end text:change-id="ct187010216"/></text:p>
          </table:table-cell>
        </table:table-row>
        <table:table-row table:style-name="Table1.1">
          <table:table-cell table:style-name="Table1.A1" office:value-type="string">
            <text:p text:style-name="P5">Familienstand</text:p>
          </table:table-cell>
          <table:table-cell table:style-name="Table1.A1" office:value-type="string">
            <text:p text:style-name="P5"><text:change-start text:change-id="ct174830944"/>self.actor2.person.civil_state<text:change-end text:change-id="ct174830944"/></text:p>
          </table:table-cell>
          <table:table-cell table:style-name="Table1.A1" office:value-type="string">
            <text:p text:style-name="P5"><text:change-start text:change-id="ct176118440"/>self.actor3.person.civil_state<text:change-end text:change-id="ct176118440"/></text:p>
          </table:table-cell>
        </table:table-row>
        <table:table-row table:style-name="Table1.1">
          <table:table-cell table:style-name="Table1.A1" office:value-type="string">
            <text:p text:style-name="P5">Haushaltszusammensetzung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Kinder (Namen, Geburtsdaten)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5">ERSTGESPRÄCH: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bla<office:annotation><dc:creator>Luc Saffre</dc:creator><dc:date>2012-11-16T20:40:15</dc:date><text:p text:style-name="P8"><text:span text:style-name="T2">do text</text:span></text:p><text:p text:style-name="P8"><text:span text:style-name="T2">from html(self.intro)</text:span></text:p></office:annotation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h text:style-name="Heading_20_2" text:outline-level="2">Erfasste Daten</text:h>
      <text:section text:style-name="Sect1" text:name="Section1">
        <text:h text:style-name="Heading_20_3" text:outline-level="3"><text:change-start text:change-id="ct186369480"/>group<text:change-end text:change-id="ct186369480"/></text:h>
        <text:p text:style-name="Text_20_body">bla<office:annotation><dc:creator>Luc Saffre</dc:creator><dc:date>2012-04-21T22:46:05</dc:date><text:p text:style-name="P8"><text:span text:style-name="T2">do section for group in self.account_groups('IEALC')</text:span></text:p></office:annotation> <office:annotation><dc:creator>Luc Saffre</dc:creator><dc:date>2012-04-21T23:35:34</dc:date><text:p text:style-name="P8"><text:span text:style-name="T2">do text</text:span></text:p><text:p text:style-name="P8"><text:span text:style-name="T2">from table(self.entries_by_group(group))</text:span></text:p></office:annotation></text:p>
        <text:p text:style-name="Text_20_body"/>
      </text:section>
      <text:p text:style-name="Standard"/>
      <text:h text:style-name="Heading_20_2" text:outline-level="2"><text:soft-page-break/>Zusammenfassung</text:h>
      <text:h text:style-name="Heading_20_3" text:outline-level="3"><text:change-start text:change-id="ct187159744"/>debts.ResultByBudget.label<text:change-end text:change-id="ct187159744"/></text:h>
      <text:p text:style-name="Standard"><office:annotation><dc:creator>Luc Saffre</dc:creator><dc:date>2012-05-18T07:00:18</dc:date><text:p text:style-name="P8"><text:span text:style-name="T3">do text</text:span></text:p><text:p text:style-name="P8"><text:span text:style-name="T3">from table(debts.ResultByBudget.request(self))</text:span></text:p></office:annotation>bla</text:p>
      <text:p text:style-name="Standard"/>
      <text:h text:style-name="Heading_20_3" text:outline-level="3"><text:change-start text:change-id="ct181926280"/>debts.DebtsByBudget.label<text:change-end text:change-id="ct181926280"/></text:h>
      <text:p text:style-name="Text_20_body">bla<office:annotation><dc:creator>Luc Saffre</dc:creator><dc:date>2013-03-28T15:15:05</dc:date><text:p text:style-name="P8"><text:span text:style-name="T3">do text</text:span></text:p><text:p text:style-name="P8"><text:span text:style-name="T3">from table(debts.DebtsByBudget.request(self))</text:span></text:p></office:annotation></text:p>
      <text:h text:style-name="Heading_20_3" text:outline-level="3"><text:change-start text:change-id="ct187183952"/>debts.BailiffDebtsByBudget.label<text:change-end text:change-id="ct187183952"/></text:h>
      <text:p text:style-name="Text_20_body">bla<office:annotation><dc:creator>Luc Saffre</dc:creator><dc:date>2013-03-28T15:15:05</dc:date><text:p text:style-name="P8"><text:span text:style-name="T3">do text</text:span></text:p><text:p text:style-name="P8"><text:span text:style-name="T3">from table(debts.BailiffDebtsByBudget.request(self))</text:span></text:p></office:annotation></text:p>
      <text:h text:style-name="Heading_20_3" text:outline-level="3"><text:change-start text:change-id="ct187160488"/>debts.DistByBudget.label<text:change-end text:change-id="ct187160488"/></text:h>
      <text:p text:style-name="Standard"><office:annotation><dc:creator>Luc Saffre</dc:creator><dc:date>2012-06-03T10:58:51</dc:date><text:p text:style-name="P8"><text:span text:style-name="T2">do text</text:span></text:p><text:p text:style-name="P8"><text:span text:style-name="T2">from table(debts.DistByBudget.request(self))</text:span></text:p></office:annotation>bla</text:p>
      <text:section text:style-name="Sect1" text:name="Schlussfolgerung">
        <text:h text:style-name="Heading_20_2" text:outline-level="2"><office:annotation><dc:creator>Luc Saffre</dc:creator><dc:date>2012-06-06T11:09:45</dc:date><text:p text:style-name="P8"><text:span text:style-name="T2">do section if self.conclusion</text:span></text:p></office:annotation><text:change-start text:change-id="ct187688168"/>_('Conclusion')<text:change-end text:change-id="ct187688168"/></text:h>
        <text:p text:style-name="Standard"><text:change-start text:change-id="ct187688808"/>self.conclusion<text:change-end text:change-id="ct187688808"/></text:p>
        <text:p text:style-name="Standard"/>
      </text:section>
      <text:p text:style-name="Standard"/>
      <text:p text:style-name="Standard"><text:change-start text:change-id="ct187075016"/>_('Nom du médiateur de dettes')<text:change-end text:change-id="ct187075016"/> : <text:change-start text:change-id="ct187689032"/>self.user<text:change-end text:change-id="ct187689032"/></text:p>
      <text:p text:style-name="P6">Budget erstellt am : <text:change-start text:change-id="ct186162576"/>dtosl(self.date)<text:change-end text:change-id="ct186162576"/></text:p>
      <text:p text:style-name="P6"><text:span text:style-name="T1">Gedruckt am </text:span><text:span text:style-name="T1"><text:date style:data-style-name="N120" text:date-value="2013-08-02T15:02:04">2.8.13</text:date></text:span><text:span text:style-name="T1"> um </text:span><text:span text:style-name="T1"><text:time style:data-style-name="N41" text:time-value="2013-08-02T15:02:04">15:02:01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0783in" fo:margin-bottom="0.0783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7.0866in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7.0847in" table:align="left"/>
    </style:style>
    <style:style style:name="Table3.A" style:family="table-column">
      <style:table-column-properties style:column-width="1.9799in"/>
    </style:style>
    <style:style style:name="Table3.B" style:family="table-column">
      <style:table-column-properties style:column-width="3.141in"/>
    </style:style>
    <style:style style:name="Table3.C" style:family="table-column">
      <style:table-column-properties style:column-width="1.9639in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2" style:family="paragraph" style:parent-style-name="Header">
      <style:paragraph-properties fo:margin-left="0in" fo:margin-right="0.1909in" fo:text-align="center" style:justify-single-word="false" fo:text-indent="0in" style:auto-text-indent="false">
        <style:tab-stops>
          <style:tab-stop style:position="3.3465in" style:type="center"/>
          <style:tab-stop style:position="7.0866in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5.4898in" style:type="center"/>
          <style:tab-stop style:position="10.904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85725624" text:id="ct185725624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85725624"/>self<text:change-end text:change-id="ct185725624"/></text:p>
            </table:table-cell>
            <table:table-cell table:style-name="Table3.A1" office:value-type="string">
              <text:p text:style-name="MP3">Seite <text:page-number text:select-page="current">2</text:page-number> von <text:page-count>2</text:page-count><text:line-break/><text:date style:data-style-name="N120" text:date-value="2013-08-02T15:02:04">2.8.13</text:date> <text:time style:data-style-name="N41" text:time-value="2013-08-02T15:02:04">15:02:01</text:time><text:line-break/>settings.SITE.site_version()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8-02T15:02:04</dc:date>
    <dc:creator>Luc Saffre</dc:creator>
    <meta:editing-duration>PT18H26M37S</meta:editing-duration>
    <meta:editing-cycles>102</meta:editing-cycles>
    <meta:generator>LibreOffice/3.5$Linux_x86 LibreOffice_project/350m1$Build-2</meta:generator>
    <meta:document-statistic meta:table-count="4" meta:image-count="0" meta:object-count="0" meta:page-count="2" meta:paragraph-count="60" meta:word-count="133" meta:character-count="1331" meta:non-whitespace-character-count="1269"/>
  </office:meta>
</office:document-meta>
</file>